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0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0.966cm"/>
    </style:style>
    <style:style style:name="co4" style:family="table-column">
      <style:table-column-properties fo:break-before="auto" style:column-width="2.252cm"/>
    </style:style>
    <style:style style:name="co5" style:family="table-column">
      <style:table-column-properties fo:break-before="auto" style:column-width="5.72cm"/>
    </style:style>
    <style:style style:name="co6" style:family="table-column">
      <style:table-column-properties fo:break-before="auto" style:column-width="9.412cm"/>
    </style:style>
    <style:style style:name="co7" style:family="table-column">
      <style:table-column-properties fo:break-before="auto" style:column-width="22.204cm"/>
    </style:style>
    <style:style style:name="co8" style:family="table-column">
      <style:table-column-properties fo:break-before="auto" style:column-width="24.619cm"/>
    </style:style>
    <style:style style:name="co9" style:family="table-column">
      <style:table-column-properties fo:break-before="auto" style:column-width="2.058cm"/>
    </style:style>
    <style:style style:name="co10" style:family="table-column">
      <style:table-column-properties fo:break-before="auto" style:column-width="14.157cm"/>
    </style:style>
    <style:style style:name="co11" style:family="table-column">
      <style:table-column-properties fo:break-before="auto" style:column-width="7.579cm"/>
    </style:style>
    <style:style style:name="co12" style:family="table-column">
      <style:table-column-properties fo:break-before="auto" style:column-width="23.592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1.947cm" fo:break-before="auto" style:use-optimal-row-height="true"/>
    </style:style>
    <style:style style:name="ro4" style:family="table-row">
      <style:table-row-properties style:row-height="1.473cm" fo:break-before="auto" style:use-optimal-row-height="true"/>
    </style:style>
    <style:style style:name="ro5" style:family="table-row">
      <style:table-row-properties style:row-height="1cm" fo:break-before="auto" style:use-optimal-row-height="true"/>
    </style:style>
    <style:style style:name="ro6" style:family="table-row">
      <style:table-row-properties style:row-height="1.10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="0.002cm solid #000000"/>
      <style:text-properties style:font-name="Georgia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style:font-name="Georgia" fo:font-size="13pt" style:font-size-asian="13pt" style:font-size-complex="13pt"/>
    </style:style>
    <style:style style:name="ce3" style:family="table-cell" style:parent-style-name="Default">
      <style:table-cell-properties fo:border-bottom="none" style:text-align-source="fix" style:repeat-content="true" fo:border-left="0.002cm solid #000000" fo:border-right="0.002cm solid #000000" fo:border-top="none" style:vertical-align="top"/>
      <style:paragraph-properties fo:text-align="start"/>
      <style:text-properties style:font-name="Georgia" fo:font-size="13pt" style:font-size-asian="13pt" style:font-size-complex="13pt"/>
    </style:style>
    <style:style style:name="ce4" style:family="table-cell" style:parent-style-name="Default">
      <style:table-cell-properties fo:border-bottom="0.002cm solid #000000" style:text-align-source="fix" style:repeat-content="true" fo:border-left="0.002cm solid #000000" fo:border-right="0.002cm solid #000000" fo:border-top="none" style:vertical-align="top"/>
      <style:paragraph-properties fo:text-align="start"/>
      <style:text-properties style:font-name="Georgia" fo:font-size="13pt" style:font-size-asian="13pt" style:font-size-complex="13pt"/>
    </style:style>
    <style:style style:name="ce5" style:family="table-cell" style:parent-style-name="Default" style:data-style-name="N0">
      <style:table-cell-properties fo:border-bottom="none" fo:border-left="0.002cm solid #000000" fo:border-right="0.002cm solid #000000" fo:border-top="0.002cm solid #000000"/>
      <style:text-properties style:font-name="Georgia" fo:font-size="13pt" style:font-size-asian="13pt" style:font-size-complex="13pt"/>
    </style:style>
    <style:style style:name="ce6" style:family="table-cell" style:parent-style-name="Default">
      <style:table-cell-properties fo:border-bottom="none" fo:border-left="0.002cm solid #000000" fo:border-right="0.002cm solid #000000" fo:border-top="none"/>
      <style:text-properties style:font-name="Georgia" fo:font-size="13pt" style:font-size-asian="13pt" style:font-size-complex="13pt"/>
    </style:style>
    <style:style style:name="ce7" style:family="table-cell" style:parent-style-name="Default">
      <style:table-cell-properties fo:border-bottom="0.002cm solid #000000" fo:border-left="0.002cm solid #000000" fo:border-right="0.002cm solid #000000" fo:border-top="none"/>
      <style:text-properties style:font-name="Georgia" fo:font-size="13pt" style:font-size-asian="13pt" style:font-size-complex="13pt"/>
    </style:style>
    <style:style style:name="ce8" style:family="table-cell" style:parent-style-name="Default">
      <style:table-cell-properties fo:border-bottom="none" fo:border-left="0.002cm solid #000000" fo:border-right="0.002cm solid #000000" fo:border-top="0.002cm solid #000000"/>
      <style:text-properties style:font-name="Georgia" fo:font-size="13pt" style:font-size-asian="13pt" style:font-size-complex="13pt"/>
    </style:style>
    <style:style style:name="ce9" style:family="table-cell" style:parent-style-name="Default">
      <style:table-cell-properties fo:border-bottom="0.002cm solid #000000" fo:border-left="0.002cm solid #000000" fo:border-right="none" fo:border-top="0.002cm solid #000000"/>
      <style:text-properties style:font-name="Georgia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0">
      <style:table-cell-properties fo:border="0.002cm solid #000000"/>
      <style:text-properties style:font-name="Georgia" fo:font-size="12pt" style:font-size-asian="12pt" style:font-size-complex="12pt"/>
    </style:style>
    <style:style style:name="ce11" style:family="table-cell" style:parent-style-name="Default">
      <style:table-cell-properties fo:border="0.002cm solid #000000"/>
      <style:text-properties style:font-name="Georgia" fo:font-size="12pt" style:font-size-asian="12pt" style:font-size-complex="12pt"/>
    </style:style>
    <style:style style:name="ce12" style:family="table-cell" style:parent-style-name="Default">
      <style:table-cell-properties fo:border-bottom="0.002cm solid #000000" fo:border-left="none" fo:border-right="none" fo:border-top="0.002cm solid #000000"/>
      <style:text-properties style:font-name="Georgia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0.002cm solid #000000" fo:border-left="none" fo:border-right="none" fo:border-top="0.002cm solid #000000"/>
      <style:text-properties style:font-name="Georgia" fo:font-size="12pt" style:font-size-asian="12pt" style:font-size-complex="12pt"/>
    </style:style>
    <style:style style:name="ce14" style:family="table-cell" style:parent-style-name="Default" style:data-style-name="N11">
      <style:table-cell-properties fo:border-bottom="0.002cm solid #000000" fo:border-left="none" fo:border-right="none" fo:border-top="0.002cm solid #000000"/>
      <style:text-properties style:font-name="Georgia" fo:font-size="12pt" style:font-size-asian="12pt" style:font-size-complex="12pt"/>
    </style:style>
    <style:style style:name="ce15" style:family="table-cell" style:parent-style-name="Default">
      <style:table-cell-properties fo:border-bottom="0.002cm solid #000000" fo:border-left="none" fo:border-right="0.002cm solid #000000" fo:border-top="0.002cm solid #000000"/>
      <style:text-properties style:font-name="Georgia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0.002cm solid #000000" fo:border-left="none" fo:border-right="0.002cm solid #000000" fo:border-top="0.002cm solid #000000"/>
      <style:text-properties style:font-name="Georgia" fo:font-size="12pt" style:font-size-asian="12pt" style:font-size-complex="12pt"/>
    </style:style>
    <style:style style:name="ce17" style:family="table-cell" style:parent-style-name="Default">
      <style:table-cell-properties fo:border-bottom="0.002cm solid #000000" fo:border-left="0.002cm solid #000000" fo:border-right="none" fo:border-top="0.002cm solid #000000"/>
      <style:text-properties style:font-name="Georgia" fo:font-size="13pt" fo:font-weight="bold" style:font-size-asian="13pt" style:font-weight-asian="bold" style:font-size-complex="13pt" style:font-weight-complex="bold"/>
    </style:style>
    <style:style style:name="ce18" style:family="table-cell" style:parent-style-name="Default">
      <style:table-cell-properties fo:border-bottom="0.002cm solid #000000" fo:border-left="none" fo:border-right="0.002cm solid #000000" fo:border-top="0.002cm solid #000000"/>
      <style:text-properties style:font-name="Georgia" fo:font-size="13pt" style:font-size-asian="13pt" style:font-size-complex="13pt"/>
    </style:style>
  </office:automatic-styles>
  <office:body>
    <office:spreadsheet>
      <table:table table:name="Scenario" table:style-name="ta1" table:print="false">
        <table:table-column table:style-name="co1" table:default-cell-style-name="ce3"/>
        <table:table-column table:style-name="co2" table:default-cell-style-name="ce3"/>
        <table:table-column table:style-name="co1" table:default-cell-style-name="ce6"/>
        <table:table-column table:style-name="co3" table:default-cell-style-name="ce6"/>
        <table:table-row table:style-name="ro1">
          <table:table-cell table:style-name="ce1" office:value-type="string">
            <text:p>SCENARIO ID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TEST CASE ID</text:p>
          </table:table-cell>
          <table:table-cell table:style-name="ce1" office:value-type="string">
            <text:p>TEST CASE NAME</text:p>
          </table:table-cell>
        </table:table-row>
        <table:table-row table:style-name="ro1">
          <table:table-cell table:style-name="ce2" office:value-type="string" table:number-columns-spanned="1" table:number-rows-spanned="8">
            <text:p>TS_1</text:p>
          </table:table-cell>
          <table:table-cell table:style-name="ce2" office:value-type="string" table:number-columns-spanned="1" table:number-rows-spanned="8">
            <text:p>Log in</text:p>
          </table:table-cell>
          <table:table-cell table:style-name="ce5" office:value-type="string">
            <text:p>TC1</text:p>
          </table:table-cell>
          <table:table-cell table:style-name="ce8" office:value-type="string">
            <text:p>Log in with valid username and password</text:p>
          </table:table-cell>
        </table:table-row>
        <table:table-row table:style-name="ro1">
          <table:covered-table-cell table:number-columns-repeated="2"/>
          <table:table-cell office:value-type="string">
            <text:p>TC2</text:p>
          </table:table-cell>
          <table:table-cell office:value-type="string">
            <text:p>Log in with valid username and invalid password</text:p>
          </table:table-cell>
        </table:table-row>
        <table:table-row table:style-name="ro1">
          <table:covered-table-cell table:number-columns-repeated="2"/>
          <table:table-cell office:value-type="string">
            <text:p>TC3</text:p>
          </table:table-cell>
          <table:table-cell office:value-type="string">
            <text:p>Log in with invalid username and valid password</text:p>
          </table:table-cell>
        </table:table-row>
        <table:table-row table:style-name="ro1">
          <table:covered-table-cell table:number-columns-repeated="2"/>
          <table:table-cell office:value-type="string">
            <text:p>TC4</text:p>
          </table:table-cell>
          <table:table-cell office:value-type="string">
            <text:p>Log in with invalid username and invalid password</text:p>
          </table:table-cell>
        </table:table-row>
        <table:table-row table:style-name="ro1">
          <table:covered-table-cell table:number-columns-repeated="2"/>
          <table:table-cell office:value-type="string">
            <text:p>TC5</text:p>
          </table:table-cell>
          <table:table-cell office:value-type="string">
            <text:p>Log in without username, with valid password</text:p>
          </table:table-cell>
        </table:table-row>
        <table:table-row table:style-name="ro1">
          <table:covered-table-cell table:number-columns-repeated="2"/>
          <table:table-cell office:value-type="string">
            <text:p>TC6</text:p>
          </table:table-cell>
          <table:table-cell office:value-type="string">
            <text:p>Log in without password, with valid username</text:p>
          </table:table-cell>
        </table:table-row>
        <table:table-row table:style-name="ro1">
          <table:covered-table-cell table:number-columns-repeated="2"/>
          <table:table-cell office:value-type="string">
            <text:p>TC7</text:p>
          </table:table-cell>
          <table:table-cell office:value-type="string">
            <text:p>Log in without username and password</text:p>
          </table:table-cell>
        </table:table-row>
        <table:table-row table:style-name="ro1">
          <table:covered-table-cell table:number-columns-repeated="2" table:style-name="ce4"/>
          <table:table-cell table:style-name="ce7" office:value-type="string">
            <text:p>TC8</text:p>
          </table:table-cell>
          <table:table-cell table:style-name="ce7" office:value-type="string">
            <text:p>Use 'Remember the password'</text:p>
          </table:table-cell>
        </table:table-row>
      </table:table>
      <table:table table:name="Test cases" table:style-name="ta1" table:print="false">
        <table:table-column table:style-name="co2" table:default-cell-style-name="ce11"/>
        <table:table-column table:style-name="co3" table:default-cell-style-name="ce11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6"/>
        <table:table-row table:style-name="ro2">
          <table:table-cell table:style-name="ce9" office:value-type="string">
            <text:p>ID</text:p>
          </table:table-cell>
          <table:table-cell table:style-name="ce12" office:value-type="string">
            <text:p>DESCRIPION</text:p>
          </table:table-cell>
          <table:table-cell table:style-name="ce12" office:value-type="string">
            <text:p>TEST TYPE</text:p>
          </table:table-cell>
          <table:table-cell table:style-name="ce12" office:value-type="string">
            <text:p>TEST DATA</text:p>
          </table:table-cell>
          <table:table-cell table:style-name="ce12" office:value-type="string">
            <text:p>STEPS</text:p>
          </table:table-cell>
          <table:table-cell table:style-name="ce12" office:value-type="string">
            <text:p>EXPECTED RESULTS</text:p>
          </table:table-cell>
          <table:table-cell table:style-name="ce12" office:value-type="string">
            <text:p>ACTUAL RESULTS</text:p>
          </table:table-cell>
          <table:table-cell table:style-name="ce12" office:value-type="string">
            <text:p>STATUS</text:p>
          </table:table-cell>
          <table:table-cell table:style-name="ce15" office:value-type="string">
            <text:p>COMMENTS</text:p>
          </table:table-cell>
        </table:table-row>
        <table:table-row table:style-name="ro3">
          <table:table-cell table:style-name="ce10" office:value-type="string">
            <text:p>TC1</text:p>
          </table:table-cell>
          <table:table-cell office:value-type="string">
            <text:p>Log in with valid username and password</text:p>
          </table:table-cell>
          <table:table-cell office:value-type="string">
            <text:p>Functional</text:p>
          </table:table-cell>
          <table:table-cell office:value-type="string">
            <text:p>username: standard_user; </text:p>
            <text:p>Password: secret_sauce</text:p>
          </table:table-cell>
          <table:table-cell office:value-type="string">
            <text:p>1. <text:s/>Launch the https://www.saucedemo.com/ </text:p>
            <text:p>2. Enter valid username </text:p>
            <text:p>3. Enter valid password </text:p>
            <text:p>4. Click on'LOGIN' button</text:p>
          </table:table-cell>
          <table:table-cell table:number-columns-repeated="2" office:value-type="string">
            <text:p>Login successfully</text:p>
          </table:table-cell>
          <table:table-cell office:value-type="string">
            <text:p>PASS</text:p>
          </table:table-cell>
          <table:table-cell office:value-type="string">
            <text:p>N/A</text:p>
          </table:table-cell>
        </table:table-row>
        <table:table-row table:style-name="ro3">
          <table:table-cell office:value-type="string">
            <text:p>TC2</text:p>
          </table:table-cell>
          <table:table-cell office:value-type="string">
            <text:p>Log in with valid username and invalid password</text:p>
          </table:table-cell>
          <table:table-cell office:value-type="string">
            <text:p>Functional</text:p>
          </table:table-cell>
          <table:table-cell office:value-type="string">
            <text:p>username: standard_user; </text:p>
            <text:p>Password: aaaaaa</text:p>
          </table:table-cell>
          <table:table-cell office:value-type="string">
            <text:p>1. <text:s/>Launch the https://www.saucedemo.com/ </text:p>
            <text:p>2. Enter valid username </text:p>
            <text:p>3. Enter invalid password </text:p>
            <text:p>4. Click on'LOGIN' button</text:p>
          </table:table-cell>
          <table:table-cell office:value-type="string">
            <text:p>Login unsuccessfully. User could see a message, that one of the field is filled incorrect.</text:p>
          </table:table-cell>
          <table:table-cell office:value-type="string">
            <text:p>Login unsuccessfully. User could see a message: 'Epic sadface: Username and password do not match any user in this service'</text:p>
          </table:table-cell>
          <table:table-cell office:value-type="string">
            <text:p>PASS</text:p>
          </table:table-cell>
          <table:table-cell office:value-type="string">
            <text:p>The message inform that both fields are invalid. One of them is correct.</text:p>
          </table:table-cell>
        </table:table-row>
        <table:table-row table:style-name="ro3">
          <table:table-cell office:value-type="string">
            <text:p>TC3</text:p>
          </table:table-cell>
          <table:table-cell office:value-type="string">
            <text:p>Log in with invalid username and valid password</text:p>
          </table:table-cell>
          <table:table-cell office:value-type="string">
            <text:p>Functional</text:p>
          </table:table-cell>
          <table:table-cell office:value-type="string">
            <text:p>username: aaaaaa; </text:p>
            <text:p>Password: secret_sauce</text:p>
          </table:table-cell>
          <table:table-cell office:value-type="string">
            <text:p>1. <text:s/>Launch the https://www.saucedemo.com/ </text:p>
            <text:p>2. Enter invalid username </text:p>
            <text:p>3. Enter valid password </text:p>
            <text:p>4. Click on'LOGIN' button</text:p>
          </table:table-cell>
          <table:table-cell office:value-type="string">
            <text:p>Login unsuccessfully. User could see a message, that one of the field is filled incorrect.</text:p>
          </table:table-cell>
          <table:table-cell office:value-type="string">
            <text:p>Login unsuccessfully. User could see a message: 'Epic sadface: Username and password do not match any user in this service'</text:p>
          </table:table-cell>
          <table:table-cell office:value-type="string">
            <text:p>PASS</text:p>
          </table:table-cell>
          <table:table-cell office:value-type="string">
            <text:p>The message inform that both fields are invalid. One of them is correct.</text:p>
          </table:table-cell>
        </table:table-row>
        <table:table-row table:style-name="ro3">
          <table:table-cell office:value-type="string">
            <text:p>TC4</text:p>
          </table:table-cell>
          <table:table-cell office:value-type="string">
            <text:p>Log in with invalid username and invalid password</text:p>
          </table:table-cell>
          <table:table-cell office:value-type="string">
            <text:p>Functional</text:p>
          </table:table-cell>
          <table:table-cell office:value-type="string">
            <text:p>username: aaaaaa; </text:p>
            <text:p>Password: aaaaaa</text:p>
          </table:table-cell>
          <table:table-cell office:value-type="string">
            <text:p>1. <text:s/>Launch the https://www.saucedemo.com/ </text:p>
            <text:p>2. Enter invalid username </text:p>
            <text:p>3. Enter invalid password </text:p>
            <text:p>4. Click on'LOGIN' button</text:p>
          </table:table-cell>
          <table:table-cell office:value-type="string">
            <text:p>Login unsuccessfully. User could see a message, , that the fields are filled incorrect.</text:p>
          </table:table-cell>
          <table:table-cell office:value-type="string">
            <text:p>Login unsuccessfully. User could see a message: 'Epic sadface: Username and password do not match any user in this service'</text:p>
          </table:table-cell>
          <table:table-cell office:value-type="string">
            <text:p>PASS</text:p>
          </table:table-cell>
          <table:table-cell office:value-type="string">
            <text:p>N/A</text:p>
          </table:table-cell>
        </table:table-row>
        <table:table-row table:style-name="ro4">
          <table:table-cell office:value-type="string">
            <text:p>TC5</text:p>
          </table:table-cell>
          <table:table-cell office:value-type="string">
            <text:p>Log in without username, with valid password</text:p>
          </table:table-cell>
          <table:table-cell office:value-type="string">
            <text:p>Functional</text:p>
          </table:table-cell>
          <table:table-cell office:value-type="string">
            <text:p>username: field stay blank; </text:p>
            <text:p>Password: secret_sauce</text:p>
          </table:table-cell>
          <table:table-cell office:value-type="string">
            <text:p>1. <text:s/>Launch the https://www.saucedemo.com/ </text:p>
            <text:p>2. Enter valid password </text:p>
            <text:p>3. Click on'LOGIN' button</text:p>
          </table:table-cell>
          <table:table-cell office:value-type="string">
            <text:p>Login unsuccessfully. User could see a message, that one of the field is filled incorrect.</text:p>
          </table:table-cell>
          <table:table-cell office:value-type="string">
            <text:p>Login unsuccessfully. User could see a message: 'Epic sadface: Username is required'</text:p>
          </table:table-cell>
          <table:table-cell office:value-type="string">
            <text:p>PASS</text:p>
          </table:table-cell>
          <table:table-cell office:value-type="string">
            <text:p>N/A</text:p>
          </table:table-cell>
        </table:table-row>
        <table:table-row table:style-name="ro4">
          <table:table-cell office:value-type="string">
            <text:p>TC6</text:p>
          </table:table-cell>
          <table:table-cell office:value-type="string">
            <text:p>Log in without password, with valid username</text:p>
          </table:table-cell>
          <table:table-cell office:value-type="string">
            <text:p>Functional</text:p>
          </table:table-cell>
          <table:table-cell table:style-name="ce14" office:value-type="string">
            <text:p>username: standard_user; </text:p>
            <text:p>Password: field stay blank</text:p>
          </table:table-cell>
          <table:table-cell office:value-type="string">
            <text:p>1. <text:s/>Launch the https://www.saucedemo.com/ </text:p>
            <text:p>2. Enter valid username </text:p>
            <text:p>3. Click on'LOGIN' button</text:p>
          </table:table-cell>
          <table:table-cell office:value-type="string">
            <text:p>Login unsuccessfully. User could see a message, that one of the field is filled incorrect.</text:p>
          </table:table-cell>
          <table:table-cell office:value-type="string">
            <text:p>Login unsuccessfully. User could see a message: 'Epic sadface: Password is required'</text:p>
          </table:table-cell>
          <table:table-cell office:value-type="string">
            <text:p>PASS</text:p>
          </table:table-cell>
          <table:table-cell office:value-type="string">
            <text:p>N/A</text:p>
          </table:table-cell>
        </table:table-row>
        <table:table-row table:style-name="ro5">
          <table:table-cell office:value-type="string">
            <text:p>TC7</text:p>
          </table:table-cell>
          <table:table-cell office:value-type="string">
            <text:p>Log in without username and password</text:p>
          </table:table-cell>
          <table:table-cell office:value-type="string">
            <text:p>Functional</text:p>
          </table:table-cell>
          <table:table-cell office:value-type="string">
            <text:p>username: field stay blank; </text:p>
            <text:p>Password: field stay blank</text:p>
          </table:table-cell>
          <table:table-cell office:value-type="string">
            <text:p>1. <text:s/>Launch the https://www.saucedemo.com/ <text:s/></text:p>
            <text:p>2. Click on'LOGIN' button</text:p>
          </table:table-cell>
          <table:table-cell office:value-type="string">
            <text:p>Login unsuccessfully. User could see a message, that the fields cannot be blank.</text:p>
          </table:table-cell>
          <table:table-cell office:value-type="string">
            <text:p>Login unsuccessfully. User could see a message: 'Epic sadface: Username is required'</text:p>
          </table:table-cell>
          <table:table-cell office:value-type="string">
            <text:p>PASS</text:p>
          </table:table-cell>
          <table:table-cell office:value-type="string">
            <text:p>The message inform that only username is required</text:p>
          </table:table-cell>
        </table:table-row>
        <table:table-row table:style-name="ro5">
          <table:table-cell office:value-type="string">
            <text:p>TC8</text:p>
          </table:table-cell>
          <table:table-cell office:value-type="string">
            <text:p>Use 'Remember the password'</text:p>
          </table:table-cell>
          <table:table-cell office:value-type="string">
            <text:p>Functional</text:p>
          </table:table-cell>
          <table:table-cell office:value-type="string">
            <text:p>N/A</text:p>
          </table:table-cell>
          <table:table-cell office:value-type="string">
            <text:p>1. <text:s/>Launch the https://www.saucedemo.com/ <text:s/></text:p>
            <text:p>2. Click on 'Remember the password' button</text:p>
          </table:table-cell>
          <table:table-cell office:value-type="string">
            <text:p>User could click on the button and recive an email or sms message to remember old password or set the new one. </text:p>
          </table:table-cell>
          <table:table-cell office:value-type="string">
            <text:p>The button doesn't exist.</text:p>
          </table:table-cell>
          <table:table-cell office:value-type="string">
            <text:p>FAIL</text:p>
          </table:table-cell>
          <table:table-cell/>
        </table:table-row>
      </table:table>
      <table:table table:name="Bug report" table:style-name="ta1" table:print="false">
        <table:table-column table:style-name="co11" table:default-cell-style-name="ce17"/>
        <table:table-column table:style-name="co12" table:default-cell-style-name="ce18"/>
        <table:table-row table:style-name="ro1">
          <table:table-cell office:value-type="string">
            <text:p>BUG ID</text:p>
          </table:table-cell>
          <table:table-cell office:value-type="string">
            <text:p>Bug_1</text:p>
          </table:table-cell>
        </table:table-row>
        <table:table-row table:style-name="ro1">
          <table:table-cell office:value-type="string">
            <text:p>BUG TITLE</text:p>
          </table:table-cell>
          <table:table-cell office:value-type="string">
            <text:p>„Remember the password” button doesn't exist</text:p>
          </table:table-cell>
        </table:table-row>
        <table:table-row table:style-name="ro1">
          <table:table-cell office:value-type="string">
            <text:p>PRIORITY</text:p>
          </table:table-cell>
          <table:table-cell office:value-type="string">
            <text:p>Low</text:p>
          </table:table-cell>
        </table:table-row>
        <table:table-row table:style-name="ro1">
          <table:table-cell office:value-type="string">
            <text:p>SEVERITY</text:p>
          </table:table-cell>
          <table:table-cell office:value-type="string">
            <text:p>Enhancement</text:p>
          </table:table-cell>
        </table:table-row>
        <table:table-row table:style-name="ro1">
          <table:table-cell office:value-type="string">
            <text:p>PLATFORM/ ENVIRONMENT</text:p>
          </table:table-cell>
          <table:table-cell office:value-type="string">
            <text:p>Samsung Galaxy A53/ Android 13</text:p>
          </table:table-cell>
        </table:table-row>
        <table:table-row table:style-name="ro1">
          <table:table-cell office:value-type="string">
            <text:p>TESTER</text:p>
          </table:table-cell>
          <table:table-cell office:value-type="string">
            <text:p>Ewelina Tecza</text:p>
          </table:table-cell>
        </table:table-row>
        <table:table-row table:style-name="ro6">
          <table:table-cell office:value-type="string">
            <text:p>STEPS TO REPRODUCE</text:p>
          </table:table-cell>
          <table:table-cell office:value-type="string">
            <text:p>1. <text:s/>Launch the https://www.saucedemo.com/ <text:s/></text:p>
            <text:p>2. Click on 'Remember the password' button</text:p>
          </table:table-cell>
        </table:table-row>
        <table:table-row table:style-name="ro1">
          <table:table-cell office:value-type="string">
            <text:p>EXPECTED RESULT</text:p>
          </table:table-cell>
          <table:table-cell office:value-type="string">
            <text:p>User could click on the button and recive an email or sms message to remember old password or set the new one. </text:p>
          </table:table-cell>
        </table:table-row>
        <table:table-row table:style-name="ro1">
          <table:table-cell office:value-type="string">
            <text:p>ACTUAL RESULT</text:p>
          </table:table-cell>
          <table:table-cell office:value-type="string">
            <text:p>The button doesn't exist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25">25.01.2023</text:date>, <text:time>01:24:1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welina Tęcza</meta:initial-creator>
    <meta:creation-date>2023-01-24T23:46:05.44</meta:creation-date>
    <meta:generator>OpenOffice/4.1.11$Win32 OpenOffice.org_project/4111m1$Build-9808</meta:generator>
    <dc:date>2023-01-25T01:24:11.97</dc:date>
    <dc:creator>Ewelina Tęcza</dc:creator>
    <meta:editing-duration>PT1H37M1S</meta:editing-duration>
    <meta:editing-cycles>4</meta:editing-cycles>
    <meta:document-statistic meta:table-count="3" meta:cell-count="120" meta:object-count="0"/>
  </office:meta>
</office:document-meta>
</file>